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6.034in" fo:margin-left="-0.0639in" style:page-number="auto" table:align="left" style:writing-mode="lr-tb"/>
    </style:style>
    <style:style style:name="Tabla1.A" style:family="table-column">
      <style:table-column-properties style:column-width="1.2361in"/>
    </style:style>
    <style:style style:name="Tabla1.B" style:family="table-column">
      <style:table-column-properties style:column-width="2.1875in"/>
    </style:style>
    <style:style style:name="Tabla1.C" style:family="table-column">
      <style:table-column-properties style:column-width="0.1958in"/>
    </style:style>
    <style:style style:name="Tabla1.D" style:family="table-column">
      <style:table-column-properties style:column-width="0.4917in"/>
    </style:style>
    <style:style style:name="Tabla1.E" style:family="table-column">
      <style:table-column-properties style:column-width="0.7in"/>
    </style:style>
    <style:style style:name="Tabla1.F" style:family="table-column">
      <style:table-column-properties style:column-width="0.2375in"/>
    </style:style>
    <style:style style:name="Tabla1.G" style:family="table-column">
      <style:table-column-properties style:column-width="0.4375in"/>
    </style:style>
    <style:style style:name="Tabla1.H" style:family="table-column">
      <style:table-column-properties style:column-width="0.5479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2028in" fo:keep-together="auto"/>
    </style:style>
    <style:style style:name="Tabla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6.034in" fo:margin-left="-0.0639in" table:align="left" style:writing-mode="lr-tb"/>
    </style:style>
    <style:style style:name="Tabla3.A" style:family="table-column">
      <style:table-column-properties style:column-width="6.034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6.034in" fo:margin-left="-0.0639in" table:align="left" style:writing-mode="lr-tb"/>
    </style:style>
    <style:style style:name="Tabla4.A" style:family="table-column">
      <style:table-column-properties style:column-width="6.034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" style:family="table">
      <style:table-properties style:width="6.034in" fo:margin-left="-0.0639in" fo:break-before="auto" fo:break-after="auto" table:align="left" style:writing-mode="lr-tb"/>
    </style:style>
    <style:style style:name="Tabla2.A" style:family="table-column">
      <style:table-column-properties style:column-width="1.2361in"/>
    </style:style>
    <style:style style:name="Tabla2.B" style:family="table-column">
      <style:table-column-properties style:column-width="2.1875in"/>
    </style:style>
    <style:style style:name="Tabla2.C" style:family="table-column">
      <style:table-column-properties style:column-width="0.1958in"/>
    </style:style>
    <style:style style:name="Tabla2.D" style:family="table-column">
      <style:table-column-properties style:column-width="0.4917in"/>
    </style:style>
    <style:style style:name="Tabla2.E" style:family="table-column">
      <style:table-column-properties style:column-width="0.7in"/>
    </style:style>
    <style:style style:name="Tabla2.F" style:family="table-column">
      <style:table-column-properties style:column-width="0.2375in"/>
    </style:style>
    <style:style style:name="Tabla2.G" style:family="table-column">
      <style:table-column-properties style:column-width="0.4375in"/>
    </style:style>
    <style:style style:name="Tabla2.H" style:family="table-column">
      <style:table-column-properties style:column-width="0.5479in"/>
    </style:style>
    <style:style style:name="Tabla2.1" style:family="table-row">
      <style:table-row-properties style:min-row-height="0.184in" fo:keep-together="auto"/>
    </style:style>
    <style:style style:name="Tabla2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2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2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2028in" fo:keep-together="auto"/>
    </style:style>
    <style:style style:name="Tabla2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2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2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2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6.034in" fo:margin-left="-0.0639in" table:align="left" style:writing-mode="lr-tb"/>
    </style:style>
    <style:style style:name="Tabla5.A" style:family="table-column">
      <style:table-column-properties style:column-width="6.034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6" style:family="table">
      <style:table-properties style:width="6.034in" fo:margin-left="-0.0639in" table:align="left" style:writing-mode="lr-tb"/>
    </style:style>
    <style:style style:name="Tabla6.A" style:family="table-column">
      <style:table-column-properties style:column-width="6.034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6.034in" fo:margin-left="-0.0639in" fo:break-before="auto" fo:break-after="auto" table:align="left" style:writing-mode="lr-tb"/>
    </style:style>
    <style:style style:name="Tabla7.A" style:family="table-column">
      <style:table-column-properties style:column-width="1.2361in"/>
    </style:style>
    <style:style style:name="Tabla7.B" style:family="table-column">
      <style:table-column-properties style:column-width="2.1875in"/>
    </style:style>
    <style:style style:name="Tabla7.C" style:family="table-column">
      <style:table-column-properties style:column-width="0.1958in"/>
    </style:style>
    <style:style style:name="Tabla7.D" style:family="table-column">
      <style:table-column-properties style:column-width="0.4917in"/>
    </style:style>
    <style:style style:name="Tabla7.E" style:family="table-column">
      <style:table-column-properties style:column-width="0.7in"/>
    </style:style>
    <style:style style:name="Tabla7.F" style:family="table-column">
      <style:table-column-properties style:column-width="0.2375in"/>
    </style:style>
    <style:style style:name="Tabla7.G" style:family="table-column">
      <style:table-column-properties style:column-width="0.4375in"/>
    </style:style>
    <style:style style:name="Tabla7.H" style:family="table-column">
      <style:table-column-properties style:column-width="0.5479in"/>
    </style:style>
    <style:style style:name="Tabla7.1" style:family="table-row">
      <style:table-row-properties style:min-row-height="0.184in" fo:keep-together="auto"/>
    </style:style>
    <style:style style:name="Tabla7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7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2028in" fo:keep-together="auto"/>
    </style:style>
    <style:style style:name="Tabla7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7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7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7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7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7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7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7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7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6.034in" fo:margin-left="-0.0639in" table:align="left" style:writing-mode="lr-tb"/>
    </style:style>
    <style:style style:name="Tabla8.A" style:family="table-column">
      <style:table-column-properties style:column-width="6.034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9" style:family="table">
      <style:table-properties style:width="6.034in" fo:margin-left="-0.0639in" table:align="left" style:writing-mode="lr-tb"/>
    </style:style>
    <style:style style:name="Tabla9.A" style:family="table-column">
      <style:table-column-properties style:column-width="6.034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6.034in" fo:margin-left="-0.0639in" fo:break-before="auto" fo:break-after="auto" table:align="left" style:writing-mode="lr-tb"/>
    </style:style>
    <style:style style:name="Tabla10.A" style:family="table-column">
      <style:table-column-properties style:column-width="1.2361in"/>
    </style:style>
    <style:style style:name="Tabla10.B" style:family="table-column">
      <style:table-column-properties style:column-width="2.1875in"/>
    </style:style>
    <style:style style:name="Tabla10.C" style:family="table-column">
      <style:table-column-properties style:column-width="0.1958in"/>
    </style:style>
    <style:style style:name="Tabla10.D" style:family="table-column">
      <style:table-column-properties style:column-width="0.4917in"/>
    </style:style>
    <style:style style:name="Tabla10.E" style:family="table-column">
      <style:table-column-properties style:column-width="0.7in"/>
    </style:style>
    <style:style style:name="Tabla10.F" style:family="table-column">
      <style:table-column-properties style:column-width="0.2375in"/>
    </style:style>
    <style:style style:name="Tabla10.G" style:family="table-column">
      <style:table-column-properties style:column-width="0.4375in"/>
    </style:style>
    <style:style style:name="Tabla10.H" style:family="table-column">
      <style:table-column-properties style:column-width="0.5479in"/>
    </style:style>
    <style:style style:name="Tabla10.1" style:family="table-row">
      <style:table-row-properties style:min-row-height="0.184in" fo:keep-together="auto"/>
    </style:style>
    <style:style style:name="Tabla10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0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0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2028in" fo:keep-together="auto"/>
    </style:style>
    <style:style style:name="Tabla10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0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0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0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0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0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0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0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0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0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0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6.034in" fo:margin-left="-0.0639in" table:align="left" style:writing-mode="lr-tb"/>
    </style:style>
    <style:style style:name="Tabla11.A" style:family="table-column">
      <style:table-column-properties style:column-width="6.034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2" style:family="table">
      <style:table-properties style:width="6.034in" fo:margin-left="-0.0639in" table:align="left" style:writing-mode="lr-tb"/>
    </style:style>
    <style:style style:name="Tabla12.A" style:family="table-column">
      <style:table-column-properties style:column-width="6.034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3" style:family="table">
      <style:table-properties style:width="6.034in" fo:margin-left="-0.0639in" fo:break-before="auto" fo:break-after="auto" table:align="left" style:writing-mode="lr-tb"/>
    </style:style>
    <style:style style:name="Tabla13.A" style:family="table-column">
      <style:table-column-properties style:column-width="1.2361in"/>
    </style:style>
    <style:style style:name="Tabla13.B" style:family="table-column">
      <style:table-column-properties style:column-width="2.1875in"/>
    </style:style>
    <style:style style:name="Tabla13.C" style:family="table-column">
      <style:table-column-properties style:column-width="0.1958in"/>
    </style:style>
    <style:style style:name="Tabla13.D" style:family="table-column">
      <style:table-column-properties style:column-width="0.4917in"/>
    </style:style>
    <style:style style:name="Tabla13.E" style:family="table-column">
      <style:table-column-properties style:column-width="0.7in"/>
    </style:style>
    <style:style style:name="Tabla13.F" style:family="table-column">
      <style:table-column-properties style:column-width="0.2375in"/>
    </style:style>
    <style:style style:name="Tabla13.G" style:family="table-column">
      <style:table-column-properties style:column-width="0.4375in"/>
    </style:style>
    <style:style style:name="Tabla13.H" style:family="table-column">
      <style:table-column-properties style:column-width="0.5479in"/>
    </style:style>
    <style:style style:name="Tabla13.1" style:family="table-row">
      <style:table-row-properties style:min-row-height="0.184in" fo:keep-together="auto"/>
    </style:style>
    <style:style style:name="Tabla13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3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3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2028in" fo:keep-together="auto"/>
    </style:style>
    <style:style style:name="Tabla13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3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3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3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3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3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3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3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3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3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3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3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6.034in" fo:margin-left="-0.0639in" table:align="left" style:writing-mode="lr-tb"/>
    </style:style>
    <style:style style:name="Tabla14.A" style:family="table-column">
      <style:table-column-properties style:column-width="6.034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6.034in" fo:margin-left="-0.0639in" table:align="left" style:writing-mode="lr-tb"/>
    </style:style>
    <style:style style:name="Tabla15.A" style:family="table-column">
      <style:table-column-properties style:column-width="6.034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6.034in" fo:margin-left="-0.0639in" fo:break-before="auto" fo:break-after="auto" table:align="left" style:writing-mode="lr-tb"/>
    </style:style>
    <style:style style:name="Tabla16.A" style:family="table-column">
      <style:table-column-properties style:column-width="1.2361in"/>
    </style:style>
    <style:style style:name="Tabla16.B" style:family="table-column">
      <style:table-column-properties style:column-width="2.1875in"/>
    </style:style>
    <style:style style:name="Tabla16.C" style:family="table-column">
      <style:table-column-properties style:column-width="0.1958in"/>
    </style:style>
    <style:style style:name="Tabla16.D" style:family="table-column">
      <style:table-column-properties style:column-width="0.4917in"/>
    </style:style>
    <style:style style:name="Tabla16.E" style:family="table-column">
      <style:table-column-properties style:column-width="0.7in"/>
    </style:style>
    <style:style style:name="Tabla16.F" style:family="table-column">
      <style:table-column-properties style:column-width="0.2375in"/>
    </style:style>
    <style:style style:name="Tabla16.G" style:family="table-column">
      <style:table-column-properties style:column-width="0.4375in"/>
    </style:style>
    <style:style style:name="Tabla16.H" style:family="table-column">
      <style:table-column-properties style:column-width="0.5479in"/>
    </style:style>
    <style:style style:name="Tabla16.1" style:family="table-row">
      <style:table-row-properties style:min-row-height="0.184in" fo:keep-together="auto"/>
    </style:style>
    <style:style style:name="Tabla1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2028in" fo:keep-together="auto"/>
    </style:style>
    <style:style style:name="Tabla1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6.034in" fo:margin-left="-0.0639in" table:align="left" style:writing-mode="lr-tb"/>
    </style:style>
    <style:style style:name="Tabla17.A" style:family="table-column">
      <style:table-column-properties style:column-width="6.034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6.034in" fo:margin-left="-0.0639in" table:align="left" style:writing-mode="lr-tb"/>
    </style:style>
    <style:style style:name="Tabla18.A" style:family="table-column">
      <style:table-column-properties style:column-width="6.034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6.034in" fo:margin-left="-0.0639in" fo:break-before="auto" fo:break-after="auto" table:align="left" style:writing-mode="lr-tb"/>
    </style:style>
    <style:style style:name="Tabla19.A" style:family="table-column">
      <style:table-column-properties style:column-width="1.2361in"/>
    </style:style>
    <style:style style:name="Tabla19.B" style:family="table-column">
      <style:table-column-properties style:column-width="2.1875in"/>
    </style:style>
    <style:style style:name="Tabla19.C" style:family="table-column">
      <style:table-column-properties style:column-width="0.1958in"/>
    </style:style>
    <style:style style:name="Tabla19.D" style:family="table-column">
      <style:table-column-properties style:column-width="0.4917in"/>
    </style:style>
    <style:style style:name="Tabla19.E" style:family="table-column">
      <style:table-column-properties style:column-width="0.7in"/>
    </style:style>
    <style:style style:name="Tabla19.F" style:family="table-column">
      <style:table-column-properties style:column-width="0.2375in"/>
    </style:style>
    <style:style style:name="Tabla19.G" style:family="table-column">
      <style:table-column-properties style:column-width="0.4375in"/>
    </style:style>
    <style:style style:name="Tabla19.H" style:family="table-column">
      <style:table-column-properties style:column-width="0.5479in"/>
    </style:style>
    <style:style style:name="Tabla19.1" style:family="table-row">
      <style:table-row-properties style:min-row-height="0.184in" fo:keep-together="auto"/>
    </style:style>
    <style:style style:name="Tabla19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9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2028in" fo:keep-together="auto"/>
    </style:style>
    <style:style style:name="Tabla19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9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9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9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9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9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6.034in" fo:margin-left="-0.0639in" table:align="left" style:writing-mode="lr-tb"/>
    </style:style>
    <style:style style:name="Tabla20.A" style:family="table-column">
      <style:table-column-properties style:column-width="6.034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6.034in" fo:margin-left="-0.0639in" table:align="left" style:writing-mode="lr-tb"/>
    </style:style>
    <style:style style:name="Tabla21.A" style:family="table-column">
      <style:table-column-properties style:column-width="6.034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officeooo:paragraph-rsid="001db226" style:font-size-asian="10pt" style:font-name-complex="Arial" style:font-size-complex="10pt"/>
    </style:style>
    <style:style style:name="P2" style:family="paragraph" style:parent-style-name="Standard">
      <style:paragraph-properties style:snap-to-layout-grid="false"/>
      <style:text-properties style:font-name="Arial" fo:font-size="10pt" officeooo:paragraph-rsid="001df86f" style:font-size-asian="10pt" style:font-name-complex="Arial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officeooo:paragraph-rsid="0024ff08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officeooo:paragraph-rsid="0026a54a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officeooo:paragraph-rsid="0026da37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officeooo:paragraph-rsid="0028498c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officeooo:paragraph-rsid="001db226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rsid="001db226" officeooo:paragraph-rsid="001db226" style:font-size-asian="10pt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officeooo:rsid="001db226" officeooo:paragraph-rsid="001df86f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officeooo:rsid="001db226" officeooo:paragraph-rsid="0024ff08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officeooo:rsid="001db226" officeooo:paragraph-rsid="0026a54a" style:font-size-asian="10pt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officeooo:rsid="001db226" officeooo:paragraph-rsid="0026da37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officeooo:rsid="001db226" officeooo:paragraph-rsid="0028498c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1db226" officeooo:paragraph-rsid="001db226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officeooo:rsid="001df86f" officeooo:paragraph-rsid="001df86f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officeooo:paragraph-rsid="001df86f" style:font-size-asian="10pt" style:font-name-complex="Arial" style:font-size-complex="10pt"/>
    </style:style>
    <style:style style:name="P17" style:family="paragraph" style:parent-style-name="Standard">
      <style:text-properties style:font-name="Arial" fo:font-size="10pt" officeooo:paragraph-rsid="001fbe39" style:font-size-asian="10pt" style:font-name-complex="Arial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1fbe39" officeooo:paragraph-rsid="001fbe39" style:font-size-asian="10pt" style:font-name-complex="Arial" style:font-size-complex="10pt"/>
    </style:style>
    <style:style style:name="P19" style:family="paragraph" style:parent-style-name="Standard">
      <style:text-properties style:font-name="Arial" fo:font-size="10pt" officeooo:paragraph-rsid="0024ff08" style:font-size-asian="10pt" style:font-name-complex="Arial" style:font-size-complex="10pt"/>
    </style:style>
    <style:style style:name="P20" style:family="paragraph" style:parent-style-name="Standard">
      <style:paragraph-properties style:snap-to-layout-grid="false"/>
      <style:text-properties style:font-name="Arial" fo:font-size="10pt" officeooo:rsid="0024ff08" officeooo:paragraph-rsid="0024ff08" style:font-size-asian="10pt" style:font-name-complex="Arial" style:font-size-complex="10pt"/>
    </style:style>
    <style:style style:name="P21" style:family="paragraph" style:parent-style-name="Standard">
      <style:text-properties style:font-name="Arial" fo:font-size="10pt" officeooo:paragraph-rsid="0026a54a" style:font-size-asian="10pt" style:font-name-complex="Arial" style:font-size-complex="10pt"/>
    </style:style>
    <style:style style:name="P22" style:family="paragraph" style:parent-style-name="Standard">
      <style:paragraph-properties style:snap-to-layout-grid="false"/>
      <style:text-properties style:font-name="Arial" fo:font-size="10pt" officeooo:rsid="0026a54a" officeooo:paragraph-rsid="0026a54a" style:font-size-asian="10pt" style:font-name-complex="Arial" style:font-size-complex="10pt"/>
    </style:style>
    <style:style style:name="P23" style:family="paragraph" style:parent-style-name="Standard">
      <style:text-properties style:font-name="Arial" fo:font-size="10pt" officeooo:paragraph-rsid="0026da37" style:font-size-asian="10pt" style:font-name-complex="Arial" style:font-size-complex="10pt"/>
    </style:style>
    <style:style style:name="P24" style:family="paragraph" style:parent-style-name="Standard">
      <style:paragraph-properties style:snap-to-layout-grid="false"/>
      <style:text-properties style:font-name="Arial" fo:font-size="10pt" officeooo:rsid="0026da37" officeooo:paragraph-rsid="0026da37" style:font-size-asian="10pt" style:font-name-complex="Arial" style:font-size-complex="10pt"/>
    </style:style>
    <style:style style:name="P25" style:family="paragraph" style:parent-style-name="Standard">
      <style:text-properties style:font-name="Arial" fo:font-size="10pt" officeooo:paragraph-rsid="0028498c" style:font-size-asian="10pt" style:font-name-complex="Arial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10pt" officeooo:rsid="0028498c" officeooo:paragraph-rsid="0028498c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10pt" fo:font-weight="bold" officeooo:paragraph-rsid="001db226" style:font-size-asian="10pt" style:font-weight-asian="bold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10pt" fo:font-weight="bold" officeooo:paragraph-rsid="001df86f" style:font-size-asian="10pt" style:font-weight-asian="bold" style:font-name-complex="Arial" style:font-size-complex="10pt"/>
    </style:style>
    <style:style style:name="P29" style:family="paragraph" style:parent-style-name="Standard">
      <style:paragraph-properties style:snap-to-layout-grid="false"/>
      <style:text-properties style:font-name="Arial" fo:font-size="10pt" fo:font-weight="bold" officeooo:paragraph-rsid="0024ff08" style:font-size-asian="10pt" style:font-weight-asian="bold" style:font-name-complex="Arial" style:font-size-complex="10pt"/>
    </style:style>
    <style:style style:name="P30" style:family="paragraph" style:parent-style-name="Standard">
      <style:paragraph-properties style:snap-to-layout-grid="false"/>
      <style:text-properties style:font-name="Arial" fo:font-size="10pt" fo:font-weight="bold" officeooo:paragraph-rsid="0026a54a" style:font-size-asian="10pt" style:font-weight-asian="bold" style:font-name-complex="Arial" style:font-size-complex="10pt"/>
    </style:style>
    <style:style style:name="P31" style:family="paragraph" style:parent-style-name="Standard">
      <style:text-properties style:font-name="Arial" fo:font-size="10pt" fo:font-weight="bold" officeooo:paragraph-rsid="001db226" style:font-size-asian="10pt" style:font-weight-asian="bold" style:font-name-complex="Arial" style:font-size-complex="10pt"/>
    </style:style>
    <style:style style:name="P32" style:family="paragraph" style:parent-style-name="Standard">
      <style:text-properties style:font-name="Arial" fo:font-size="10pt" fo:font-weight="bold" officeooo:paragraph-rsid="001df86f" style:font-size-asian="10pt" style:font-weight-asian="bold" style:font-name-complex="Arial" style:font-size-complex="10pt"/>
    </style:style>
    <style:style style:name="P33" style:family="paragraph" style:parent-style-name="Standard">
      <style:text-properties style:font-name="Arial" fo:font-size="10pt" fo:font-weight="bold" officeooo:paragraph-rsid="0024ff08" style:font-size-asian="10pt" style:font-weight-asian="bold" style:font-name-complex="Arial" style:font-size-complex="10pt"/>
    </style:style>
    <style:style style:name="P34" style:family="paragraph" style:parent-style-name="Standard">
      <style:text-properties style:font-name="Arial" fo:font-size="10pt" fo:font-weight="bold" officeooo:paragraph-rsid="0026a54a" style:font-size-asian="10pt" style:font-weight-asian="bold" style:font-name-complex="Arial" style:font-size-complex="10pt"/>
    </style:style>
    <style:style style:name="P35" style:family="paragraph" style:parent-style-name="Standard">
      <style:text-properties style:font-name="Arial" fo:font-size="10pt" fo:font-weight="bold" officeooo:paragraph-rsid="0026da37" style:font-size-asian="10pt" style:font-weight-asian="bold" style:font-name-complex="Arial" style:font-size-complex="10pt"/>
    </style:style>
    <style:style style:name="P36" style:family="paragraph" style:parent-style-name="Standard">
      <style:text-properties style:font-name="Arial" fo:font-size="10pt" fo:font-weight="bold" officeooo:paragraph-rsid="0028498c" style:font-size-asian="10pt" style:font-weight-asian="bold" style:font-name-complex="Arial" style:font-size-complex="10pt"/>
    </style:style>
    <style:style style:name="P37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1db226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1df86f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24ff08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26a54a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26da37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28498c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style:snap-to-layout-grid="false"/>
      <style:text-properties style:font-name="Arial" fo:font-size="10pt" fo:font-weight="normal" officeooo:rsid="001df86f" officeooo:paragraph-rsid="001df86f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style:snap-to-layout-grid="false"/>
      <style:text-properties style:font-name="Arial" fo:font-size="10pt" fo:font-weight="normal" officeooo:rsid="001fbe39" officeooo:paragraph-rsid="001fbe39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style:snap-to-layout-grid="false"/>
      <style:text-properties style:font-name="Arial" fo:font-size="10pt" fo:font-weight="normal" officeooo:rsid="001fbe39" officeooo:paragraph-rsid="0024ff08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style:snap-to-layout-grid="false"/>
      <style:text-properties style:font-name="Arial" fo:font-size="10pt" fo:font-weight="normal" officeooo:rsid="001fbe39" officeooo:paragraph-rsid="0026a54a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style:snap-to-layout-grid="false"/>
      <style:text-properties style:font-name="Arial" fo:font-size="10pt" fo:font-weight="normal" officeooo:rsid="0024ff08" officeooo:paragraph-rsid="0026a54a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style:snap-to-layout-grid="false"/>
      <style:text-properties style:font-name="Arial" fo:font-size="10pt" fo:font-weight="normal" officeooo:rsid="0024ff08" officeooo:paragraph-rsid="0026da37" style:font-size-asian="10pt" style:font-weight-asian="normal" style:font-name-complex="Arial" style:font-size-complex="10pt" style:font-weight-complex="normal"/>
    </style:style>
    <style:style style:name="P49" style:family="paragraph" style:parent-style-name="Standard">
      <style:paragraph-properties style:snap-to-layout-grid="false"/>
      <style:text-properties style:font-name="Arial" fo:font-size="10pt" fo:font-weight="normal" officeooo:rsid="0028498c" officeooo:paragraph-rsid="0028498c" style:font-size-asian="10pt" style:font-weight-asian="normal" style:font-name-complex="Arial" style:font-size-complex="10pt" style:font-weight-complex="normal"/>
    </style:style>
    <style:style style:name="P50" style:family="paragraph" style:parent-style-name="Standard">
      <style:paragraph-properties style:snap-to-layout-grid="false"/>
      <style:text-properties style:font-name="Arial" fo:font-size="10pt" fo:font-weight="normal" officeooo:rsid="00299bf6" officeooo:paragraph-rsid="00299bf6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text-properties officeooo:paragraph-rsid="001db226"/>
    </style:style>
    <style:style style:name="P52" style:family="paragraph" style:parent-style-name="Standard">
      <style:text-properties fo:font-size="10pt" officeooo:rsid="001db226" officeooo:paragraph-rsid="001db226" style:font-size-asian="8.75pt" style:font-size-complex="10pt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text-properties fo:font-size="10pt" officeooo:rsid="001df86f" officeooo:paragraph-rsid="001df86f" style:font-size-asian="10pt" style:font-size-complex="10pt"/>
    </style:style>
    <style:style style:name="P55" style:family="paragraph" style:parent-style-name="Standard">
      <style:text-properties fo:font-size="10pt" officeooo:rsid="0026da37" officeooo:paragraph-rsid="0026da37" style:font-size-asian="10pt" style:font-size-complex="10pt"/>
    </style:style>
    <style:style style:name="P56" style:family="paragraph" style:parent-style-name="Standard">
      <style:text-properties fo:font-size="10pt" officeooo:rsid="0028498c" officeooo:paragraph-rsid="0028498c" style:font-size-asian="10pt" style:font-size-complex="10pt"/>
    </style:style>
    <style:style style:name="P57" style:family="paragraph" style:parent-style-name="Standard">
      <style:text-properties officeooo:paragraph-rsid="001df86f"/>
    </style:style>
    <style:style style:name="P58" style:family="paragraph" style:parent-style-name="Standard">
      <style:text-properties officeooo:rsid="001df86f" officeooo:paragraph-rsid="001df86f"/>
    </style:style>
    <style:style style:name="P59" style:family="paragraph" style:parent-style-name="Standard">
      <style:text-properties officeooo:paragraph-rsid="001fbe39"/>
    </style:style>
    <style:style style:name="P60" style:family="paragraph" style:parent-style-name="Standard">
      <style:text-properties officeooo:paragraph-rsid="0024ff08"/>
    </style:style>
    <style:style style:name="P61" style:family="paragraph" style:parent-style-name="Standard">
      <style:paragraph-properties fo:text-align="justify" style:justify-single-word="false" style:snap-to-layout-grid="false"/>
      <style:text-properties officeooo:paragraph-rsid="0024ff08"/>
    </style:style>
    <style:style style:name="P62" style:family="paragraph" style:parent-style-name="Standard">
      <style:paragraph-properties fo:text-align="justify" style:justify-single-word="false" style:snap-to-layout-grid="false"/>
      <style:text-properties officeooo:paragraph-rsid="0026a54a"/>
    </style:style>
    <style:style style:name="P63" style:family="paragraph" style:parent-style-name="Standard">
      <style:paragraph-properties fo:text-align="justify" style:justify-single-word="false" style:snap-to-layout-grid="false"/>
      <style:text-properties officeooo:paragraph-rsid="0026da37"/>
    </style:style>
    <style:style style:name="P64" style:family="paragraph" style:parent-style-name="Standard">
      <style:paragraph-properties fo:text-align="justify" style:justify-single-word="false" style:snap-to-layout-grid="false"/>
      <style:text-properties officeooo:paragraph-rsid="0028498c"/>
    </style:style>
    <style:style style:name="P65" style:family="paragraph" style:parent-style-name="Standard">
      <style:text-properties officeooo:paragraph-rsid="0026a54a"/>
    </style:style>
    <style:style style:name="P66" style:family="paragraph" style:parent-style-name="Standard">
      <style:text-properties officeooo:paragraph-rsid="0026da37"/>
    </style:style>
    <style:style style:name="P67" style:family="paragraph" style:parent-style-name="Standard">
      <style:text-properties officeooo:paragraph-rsid="0028498c"/>
    </style:style>
    <style:style style:name="P68" style:family="paragraph" style:parent-style-name="Standard">
      <style:paragraph-properties style:snap-to-layout-grid="false"/>
      <style:text-properties style:font-name="Arial" fo:font-size="10pt" fo:font-weight="normal" officeooo:rsid="002b1db9" officeooo:paragraph-rsid="002b1db9" style:font-size-asian="10pt" style:font-weight-asian="normal" style:font-name-complex="Arial" style:font-size-complex="10pt" style:font-weight-complex="normal"/>
    </style:style>
    <style:style style:name="P69" style:family="paragraph" style:parent-style-name="Standard">
      <style:paragraph-properties style:snap-to-layout-grid="false"/>
      <style:text-properties style:font-name="Arial" fo:font-size="10pt" fo:font-weight="normal" officeooo:rsid="002b1db9" officeooo:paragraph-rsid="002ed50f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style:paragraph-properties style:snap-to-layout-grid="false"/>
      <style:text-properties style:font-name="Arial" fo:font-size="10pt" fo:font-weight="normal" officeooo:rsid="001db226" officeooo:paragraph-rsid="001db226" style:font-size-asian="10pt" style:font-weight-asian="normal" style:font-name-complex="Arial" style:font-size-complex="10pt" style:font-weight-complex="normal"/>
    </style:style>
    <style:style style:name="P71" style:family="paragraph" style:parent-style-name="Standard">
      <style:paragraph-properties style:snap-to-layout-grid="false"/>
      <style:text-properties style:font-name="Arial" fo:font-size="10pt" fo:font-weight="normal" officeooo:rsid="002e4d4a" officeooo:paragraph-rsid="002e4d4a" style:font-size-asian="10pt" style:font-weight-asian="normal" style:font-name-complex="Arial" style:font-size-complex="10pt" style:font-weight-complex="normal"/>
    </style:style>
    <style:style style:name="P72" style:family="paragraph" style:parent-style-name="Heading_20_1">
      <style:text-properties fo:font-size="10pt" officeooo:paragraph-rsid="001db226" style:font-size-asian="10pt" style:font-size-complex="10pt"/>
    </style:style>
    <style:style style:name="P73" style:family="paragraph" style:parent-style-name="Heading_20_1">
      <style:text-properties fo:font-size="10pt" officeooo:paragraph-rsid="001df86f" style:font-size-asian="10pt" style:font-size-complex="10pt"/>
    </style:style>
    <style:style style:name="P74" style:family="paragraph" style:parent-style-name="Heading_20_1">
      <style:text-properties fo:font-size="10pt" officeooo:paragraph-rsid="0024ff08" style:font-size-asian="10pt" style:font-size-complex="10pt"/>
    </style:style>
    <style:style style:name="P75" style:family="paragraph" style:parent-style-name="Heading_20_1">
      <style:text-properties fo:font-size="10pt" officeooo:paragraph-rsid="0026a54a" style:font-size-asian="10pt" style:font-size-complex="10pt"/>
    </style:style>
    <style:style style:name="P76" style:family="paragraph" style:parent-style-name="Heading_20_1">
      <style:text-properties fo:font-size="10pt" officeooo:paragraph-rsid="0026da37" style:font-size-asian="10pt" style:font-size-complex="10pt"/>
    </style:style>
    <style:style style:name="P77" style:family="paragraph" style:parent-style-name="Heading_20_1">
      <style:text-properties fo:font-size="10pt" officeooo:paragraph-rsid="0028498c" style:font-size-asian="10pt" style:font-size-complex="10pt"/>
    </style:style>
    <style:style style:name="T1" style:family="text">
      <style:text-properties style:font-name="Arial" fo:font-size="10pt" officeooo:rsid="001fbe39" style:font-size-asian="10pt" style:font-name-complex="Arial" style:font-size-complex="10pt"/>
    </style:style>
    <style:style style:name="T2" style:family="text">
      <style:text-properties style:font-name="Arial" fo:font-size="10pt" officeooo:rsid="0024ff08" style:font-size-asian="10pt" style:font-name-complex="Arial" style:font-size-complex="10pt"/>
    </style:style>
    <style:style style:name="T3" style:family="text">
      <style:text-properties style:font-name="Arial" fo:font-size="10pt" officeooo:rsid="0026d660" style:font-size-asian="10pt" style:font-name-complex="Arial" style:font-size-complex="10pt"/>
    </style:style>
    <style:style style:name="T4" style:family="text">
      <style:text-properties style:font-name="Arial" fo:font-size="10pt" officeooo:rsid="0026da37" style:font-size-asian="10pt" style:font-name-complex="Arial" style:font-size-complex="10pt"/>
    </style:style>
    <style:style style:name="T5" style:family="text">
      <style:text-properties style:font-name="Arial" fo:font-size="10pt" officeooo:rsid="0028498c" style:font-size-asian="10pt" style:font-name-complex="Arial" style:font-size-complex="10pt"/>
    </style:style>
    <style:style style:name="T6" style:family="text">
      <style:text-properties officeooo:rsid="001df86f"/>
    </style:style>
    <style:style style:name="T7" style:family="text">
      <style:text-properties officeooo:rsid="0024ff08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4ff08" style:font-size-asian="10pt" style:font-size-complex="10pt"/>
    </style:style>
    <style:style style:name="T10" style:family="text">
      <style:text-properties officeooo:rsid="0026a54a"/>
    </style:style>
    <style:style style:name="T11" style:family="text">
      <style:text-properties officeooo:rsid="0026d660"/>
    </style:style>
    <style:style style:name="T12" style:family="text">
      <style:text-properties officeooo:rsid="0026da37"/>
    </style:style>
    <style:style style:name="T13" style:family="text">
      <style:text-properties officeooo:rsid="002921b1"/>
    </style:style>
    <style:style style:name="T14" style:family="text">
      <style:text-properties officeooo:rsid="002c3574"/>
    </style:style>
    <style:style style:name="T15" style:family="text">
      <style:text-properties officeooo:rsid="002cd443"/>
    </style:style>
    <style:style style:name="T16" style:family="text">
      <style:text-properties officeooo:rsid="0030bf88"/>
    </style:style>
    <style:style style:name="T17" style:family="text">
      <style:text-properties officeooo:rsid="0031854f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31d9e0"/>
    </style:style>
    <style:style style:name="T20" style:family="text">
      <style:text-properties officeooo:rsid="003446fa"/>
    </style:style>
    <style:style style:name="T21" style:family="text">
      <style:text-properties officeooo:rsid="00359836"/>
    </style:style>
    <style:style style:name="T22" style:family="text">
      <style:text-properties officeooo:rsid="003752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72" text:outline-level="1">Caso de Uso</text:h>
          </table:table-cell>
          <table:table-cell table:style-name="Tabla1.B1" table:number-columns-spanned="5" office:value-type="string">
            <text:p text:style-name="P8">Registrar Inmuebl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8">CU-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1">Actores</text:p>
          </table:table-cell>
          <table:table-cell table:style-name="Tabla1.B2" table:number-columns-spanned="7" office:value-type="string">
            <text:p text:style-name="P71">Usuario(I), Ges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1">Tipo</text:p>
          </table:table-cell>
          <table:table-cell table:style-name="Tabla1.B3" table:number-columns-spanned="7" office:value-type="string">
            <text:p text:style-name="P3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1">Referencias</text:p>
          </table:table-cell>
          <table:table-cell table:style-name="Tabla1.B4" table:number-columns-spanned="2" office:value-type="string">
            <text:p text:style-name="P68">RF-5.1.1, <text:span text:style-name="T21">RF-5.3</text:span>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1">Precondición</text:p>
          </table:table-cell>
          <table:table-cell table:style-name="Tabla1.B5" table:number-columns-spanned="7" office:value-type="string">
            <text:p text:style-name="P37">Un cliente tiene que poseer un inmueble que no esté registrado en el sistema para alquiler. Debe existir un empleado que registre el inmueble del usuari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1">Postcondición</text:p>
          </table:table-cell>
          <table:table-cell table:style-name="Tabla1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1">Autor</text:p>
          </table:table-cell>
          <table:table-cell table:style-name="Tabla1.B7" office:value-type="string">
            <text:p text:style-name="P37">DMM</text:p>
          </table:table-cell>
          <table:table-cell table:style-name="Tabla1.C7" table:number-columns-spanned="2" office:value-type="string">
            <text:h text:style-name="P72" text:outline-level="1">Fecha</text:h>
          </table:table-cell>
          <table:covered-table-cell/>
          <table:table-cell table:style-name="Tabla1.E7" office:value-type="string">
            <text:p text:style-name="P8">10-4-21</text:p>
          </table:table-cell>
          <table:table-cell table:style-name="Tabla1.F7" table:number-columns-spanned="2" office:value-type="string">
            <text:h text:style-name="P72" text:outline-level="1">Versión</text:h>
          </table:table-cell>
          <table:covered-table-cell/>
          <table:table-cell table:style-name="Tabla1.H7" office:value-type="string">
            <text:p text:style-name="P8">1.0</text:p>
          </table:table-cell>
        </table:table-row>
      </table:table>
      <text:p text:style-name="P5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Propósito</text:p>
          </table:table-cell>
        </table:table-row>
        <table:table-row table:style-name="Tabla3.1">
          <table:table-cell table:style-name="Tabla3.A2" office:value-type="string">
            <text:p text:style-name="P14">Dar de alta un inmueble en el sistema, para su alquiler</text:p>
          </table:table-cell>
        </table:table-row>
      </table:table>
      <text:p text:style-name="P5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Resumen</text:p>
          </table:table-cell>
        </table:table-row>
        <table:table-row table:style-name="Tabla4.1">
          <table:table-cell table:style-name="Tabla4.A2" office:value-type="string">
            <text:p text:style-name="P14">Un cliente se dirige a la inmobiliaria, y le pide a un gestor que registre un inmueble que tiene en propiedad para su alquiler.</text:p>
          </table:table-cell>
        </table:table-row>
      </table:table>
      <text:p text:style-name="P5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h text:style-name="P73" text:outline-level="1">Caso de Uso</text:h>
          </table:table-cell>
          <table:table-cell table:style-name="Tabla2.B1" table:number-columns-spanned="5" office:value-type="string">
            <text:p text:style-name="P9"><text:span text:style-name="T6">Dar de Baja un</text:span> Inmueble</text:p>
          </table:table-cell>
          <table:covered-table-cell/>
          <table:covered-table-cell/>
          <table:covered-table-cell/>
          <table:covered-table-cell/>
          <table:table-cell table:style-name="Tabla2.G1" table:number-columns-spanned="2" office:value-type="string">
            <text:p text:style-name="P9">CU-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2">Actores</text:p>
          </table:table-cell>
          <table:table-cell table:style-name="Tabla2.B2" table:number-columns-spanned="7" office:value-type="string">
            <text:p text:style-name="P38">Gestor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3" office:value-type="string">
            <text:p text:style-name="P32">Tipo</text:p>
          </table:table-cell>
          <table:table-cell table:style-name="Tabla2.B3" table:number-columns-spanned="7" office:value-type="string">
            <text:p text:style-name="P38"><text:span text:style-name="T6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4" office:value-type="string">
            <text:p text:style-name="P32">Referencias</text:p>
          </table:table-cell>
          <table:table-cell table:style-name="Tabla2.B4" table:number-columns-spanned="2" office:value-type="string">
            <text:p text:style-name="P68">RF-5.<text:span text:style-name="T20">3, </text:span><text:span text:style-name="T22">RF-5.4</text:span></text:p>
          </table:table-cell>
          <table:covered-table-cell/>
          <table:table-cell table:style-name="Tabla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5" office:value-type="string">
            <text:p text:style-name="P32">Precondición</text:p>
          </table:table-cell>
          <table:table-cell table:style-name="Tabla2.B5" table:number-columns-spanned="7" office:value-type="string">
            <text:p text:style-name="P43">El inmueble que se va a dar de baja no debe de estar alquilado ni reservado en el momento en el que se retire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6" office:value-type="string">
            <text:p text:style-name="P32">Postcondición</text:p>
          </table:table-cell>
          <table:table-cell table:style-name="Tabla2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7" office:value-type="string">
            <text:p text:style-name="P32">Autor</text:p>
          </table:table-cell>
          <table:table-cell table:style-name="Tabla2.B7" office:value-type="string">
            <text:p text:style-name="P38">DMM</text:p>
          </table:table-cell>
          <table:table-cell table:style-name="Tabla2.C7" table:number-columns-spanned="2" office:value-type="string">
            <text:h text:style-name="P73" text:outline-level="1">Fecha</text:h>
          </table:table-cell>
          <table:covered-table-cell/>
          <table:table-cell table:style-name="Tabla2.E7" office:value-type="string">
            <text:p text:style-name="P9">10-4-21</text:p>
          </table:table-cell>
          <table:table-cell table:style-name="Tabla2.F7" table:number-columns-spanned="2" office:value-type="string">
            <text:h text:style-name="P73" text:outline-level="1">Versión</text:h>
          </table:table-cell>
          <table:covered-table-cell/>
          <table:table-cell table:style-name="Tabla2.H7" office:value-type="string">
            <text:p text:style-name="P9">1.0</text:p>
          </table:table-cell>
        </table:table-row>
      </table:table>
      <text:p text:style-name="P5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Propósito</text:p>
          </table:table-cell>
        </table:table-row>
        <table:table-row table:style-name="Tabla5.1">
          <table:table-cell table:style-name="Tabla5.A2" office:value-type="string">
            <text:p text:style-name="Standard">Dar de <text:span text:style-name="T6">baja un inmueble del sistema, impidiendo que se pueda volver a alquilar</text:span></text:p>
          </table:table-cell>
        </table:table-row>
      </table:table>
      <text:p text:style-name="P5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>Resumen</text:p>
          </table:table-cell>
        </table:table-row>
        <table:table-row table:style-name="Tabla6.1">
          <table:table-cell table:style-name="Tabla6.A2" office:value-type="string">
            <text:p text:style-name="P58">El gestor solicita dar de baja un inmueble del sistema, comprobando previamente, que no esté alquilado.</text:p>
          </table:table-cell>
        </table:table-row>
      </table:table>
      <text:p text:style-name="P5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row table:style-name="Tabla7.1">
          <table:table-cell table:style-name="Tabla7.A1" office:value-type="string">
            <text:h text:style-name="P73" text:outline-level="1">Caso de Uso</text:h>
          </table:table-cell>
          <table:table-cell table:style-name="Tabla7.B1" table:number-columns-spanned="5" office:value-type="string">
            <text:p text:style-name="P15">Consultar Características del Inmueble</text:p>
          </table:table-cell>
          <table:covered-table-cell/>
          <table:covered-table-cell/>
          <table:covered-table-cell/>
          <table:covered-table-cell/>
          <table:table-cell table:style-name="Tabla7.G1" table:number-columns-spanned="2" office:value-type="string">
            <text:p text:style-name="P9">CU-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32">Actores</text:p>
          </table:table-cell>
          <table:table-cell table:style-name="Tabla7.B2" table:number-columns-spanned="7" office:value-type="string">
            <text:p text:style-name="P44">Gestor o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32">Tipo</text:p>
          </table:table-cell>
          <table:table-cell table:style-name="Tabla7.B3" table:number-columns-spanned="7" office:value-type="string">
            <text:p text:style-name="P38"><text:span text:style-name="T13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office:value-type="string">
            <text:p text:style-name="P32">Referencias</text:p>
          </table:table-cell>
          <table:table-cell table:style-name="Tabla7.B4" table:number-columns-spanned="2" office:value-type="string">
            <text:p text:style-name="P68">RF-5.2.2</text:p>
          </table:table-cell>
          <table:covered-table-cell/>
          <table:table-cell table:style-name="Tabla7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32">Precondición</text:p>
          </table:table-cell>
          <table:table-cell table:style-name="Tabla7.B5" table:number-columns-spanned="7" office:value-type="string">
            <text:p text:style-name="P43">El inmueble cuya información se va a consultar debe de estar registrado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32">Postcondición</text:p>
          </table:table-cell>
          <table:table-cell table:style-name="Tabla7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7" office:value-type="string">
            <text:p text:style-name="P32">Autor</text:p>
          </table:table-cell>
          <table:table-cell table:style-name="Tabla7.B7" office:value-type="string">
            <text:p text:style-name="P38">DMM</text:p>
          </table:table-cell>
          <table:table-cell table:style-name="Tabla7.C7" table:number-columns-spanned="2" office:value-type="string">
            <text:h text:style-name="P73" text:outline-level="1">Fecha</text:h>
          </table:table-cell>
          <table:covered-table-cell/>
          <table:table-cell table:style-name="Tabla7.E7" office:value-type="string">
            <text:p text:style-name="P9">10-4-21</text:p>
          </table:table-cell>
          <table:table-cell table:style-name="Tabla7.F7" table:number-columns-spanned="2" office:value-type="string">
            <text:h text:style-name="P73" text:outline-level="1">Versión</text:h>
          </table:table-cell>
          <table:covered-table-cell/>
          <table:table-cell table:style-name="Tabla7.H7" office:value-type="string">
            <text:p text:style-name="P9">1.0</text:p>
          </table:table-cell>
        </table:table-row>
      </table:table>
      <text:p text:style-name="P5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6">Propósito</text:p>
          </table:table-cell>
        </table:table-row>
        <table:table-row table:style-name="Tabla8.1">
          <table:table-cell table:style-name="Tabla8.A2" office:value-type="string">
            <text:p text:style-name="P54">Recuperar información del un inmueble registrada en el sistema</text:p>
          </table:table-cell>
        </table:table-row>
      </table:table>
      <text:p text:style-name="P5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7">Resumen</text:p>
          </table:table-cell>
        </table:table-row>
        <table:table-row table:style-name="Tabla9.1">
          <table:table-cell table:style-name="Tabla9.A2" office:value-type="string">
            <text:p text:style-name="P18">El gestor o comercial solicita información sobre un inmueble y el sistema le proporciona la información que tiene sobre la misma</text:p>
          </table:table-cell>
        </table:table-row>
      </table:table>
      <text:p text:style-name="P59"/>
      <text:p text:style-name="P57"/>
      <text:p text:style-name="P57"/>
      <text:p text:style-name="P6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ext:soft-page-break/>
        <table:table-row table:style-name="Tabla10.1">
          <table:table-cell table:style-name="Tabla10.A1" office:value-type="string">
            <text:h text:style-name="P74" text:outline-level="1">Caso de Uso</text:h>
          </table:table-cell>
          <table:table-cell table:style-name="Tabla10.B1" table:number-columns-spanned="5" office:value-type="string">
            <text:p text:style-name="P20">Listar inmuebles para alquiler</text:p>
          </table:table-cell>
          <table:covered-table-cell/>
          <table:covered-table-cell/>
          <table:covered-table-cell/>
          <table:covered-table-cell/>
          <table:table-cell table:style-name="Tabla10.G1" table:number-columns-spanned="2" office:value-type="string">
            <text:p text:style-name="P10">CU-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33">Actores</text:p>
          </table:table-cell>
          <table:table-cell table:style-name="Tabla10.B2" table:number-columns-spanned="7" office:value-type="string">
            <text:p text:style-name="P45">Gestor o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33">Tipo</text:p>
          </table:table-cell>
          <table:table-cell table:style-name="Tabla10.B3" table:number-columns-spanned="7" office:value-type="string">
            <text:p text:style-name="P39"><text:span text:style-name="T13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33">Referencias</text:p>
          </table:table-cell>
          <table:table-cell table:style-name="Tabla10.B4" table:number-columns-spanned="2" office:value-type="string">
            <text:p text:style-name="P68">RF-5.5.2</text:p>
          </table:table-cell>
          <table:covered-table-cell/>
          <table:table-cell table:style-name="Tabla10.D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33">Precondición</text:p>
          </table:table-cell>
          <table:table-cell table:style-name="Tabla10.B5" table:number-columns-spanned="7" office:value-type="string">
            <text:p text:style-name="P47">El sistema debe tener registrados en el sistema todos los pisos que se vayan a listar. <text:span text:style-name="T10">Todos los pisos que se vayan a listar deben estar registrados como pisos para alquil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6" office:value-type="string">
            <text:p text:style-name="P33">Postcondición</text:p>
          </table:table-cell>
          <table:table-cell table:style-name="Tabla1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7" office:value-type="string">
            <text:p text:style-name="P33">Autor</text:p>
          </table:table-cell>
          <table:table-cell table:style-name="Tabla10.B7" office:value-type="string">
            <text:p text:style-name="P39">DMM</text:p>
          </table:table-cell>
          <table:table-cell table:style-name="Tabla10.C7" table:number-columns-spanned="2" office:value-type="string">
            <text:h text:style-name="P74" text:outline-level="1">Fecha</text:h>
          </table:table-cell>
          <table:covered-table-cell/>
          <table:table-cell table:style-name="Tabla10.E7" office:value-type="string">
            <text:p text:style-name="P10">1<text:span text:style-name="T7">1</text:span>-4-21</text:p>
          </table:table-cell>
          <table:table-cell table:style-name="Tabla10.F7" table:number-columns-spanned="2" office:value-type="string">
            <text:h text:style-name="P74" text:outline-level="1">Versión</text:h>
          </table:table-cell>
          <table:covered-table-cell/>
          <table:table-cell table:style-name="Tabla10.H7" office:value-type="string">
            <text:p text:style-name="P10">1.0</text:p>
          </table:table-cell>
        </table:table-row>
      </table:table>
      <text:p text:style-name="P60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9">Propósito</text:p>
          </table:table-cell>
        </table:table-row>
        <table:table-row table:style-name="Tabla11.1">
          <table:table-cell table:style-name="Tabla11.A2" office:value-type="string">
            <text:p text:style-name="Standard"><text:span text:style-name="T8">Recuperar </text:span><text:span text:style-name="T9">una lista de los pisos registrados en el sistema para alquiler</text:span></text:p>
          </table:table-cell>
        </table:table-row>
      </table:table>
      <text:p text:style-name="P60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9">Resumen</text:p>
          </table:table-cell>
        </table:table-row>
        <table:table-row table:style-name="Tabla12.1">
          <table:table-cell table:style-name="Tabla12.A2" office:value-type="string">
            <text:p text:style-name="P61"><text:span text:style-name="T1">El gestor o comercial solicita </text:span><text:span text:style-name="T2">una lista de los pisos en alquiler que estén registrados en el sistema</text:span></text:p>
          </table:table-cell>
        </table:table-row>
      </table:table>
      <text:p text:style-name="P6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 table:style-name="Tabla13.1">
          <table:table-cell table:style-name="Tabla13.A1" office:value-type="string">
            <text:h text:style-name="P75" text:outline-level="1">Caso de Uso</text:h>
          </table:table-cell>
          <table:table-cell table:style-name="Tabla13.B1" table:number-columns-spanned="5" office:value-type="string">
            <text:p text:style-name="P22">Listar Inmuebles para Intercambio</text:p>
          </table:table-cell>
          <table:covered-table-cell/>
          <table:covered-table-cell/>
          <table:covered-table-cell/>
          <table:covered-table-cell/>
          <table:table-cell table:style-name="Tabla13.G1" table:number-columns-spanned="2" office:value-type="string">
            <text:p text:style-name="P11">CU-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34">Actores</text:p>
          </table:table-cell>
          <table:table-cell table:style-name="Tabla13.B2" table:number-columns-spanned="7" office:value-type="string">
            <text:p text:style-name="P46">Gestor o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34">Tipo</text:p>
          </table:table-cell>
          <table:table-cell table:style-name="Tabla13.B3" table:number-columns-spanned="7" office:value-type="string">
            <text:p text:style-name="P40"><text:span text:style-name="T13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34">Referencias</text:p>
          </table:table-cell>
          <table:table-cell table:style-name="Tabla13.B4" table:number-columns-spanned="2" office:value-type="string">
            <text:p text:style-name="P68">RF-5.<text:span text:style-name="T19">2</text:span>.3</text:p>
          </table:table-cell>
          <table:covered-table-cell/>
          <table:table-cell table:style-name="Tabla13.D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34">Precondición</text:p>
          </table:table-cell>
          <table:table-cell table:style-name="Tabla13.B5" table:number-columns-spanned="7" office:value-type="string">
            <text:p text:style-name="P47">El sistema debe tener registrados en el sistema todos los pisos que se vayan a listar. <text:span text:style-name="T10">Todos los pisos que se vayan a listar deben estar registrados como pisos para intercamb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6" office:value-type="string">
            <text:p text:style-name="P34">Postcondición</text:p>
          </table:table-cell>
          <table:table-cell table:style-name="Tabla13.B6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7" office:value-type="string">
            <text:p text:style-name="P34">Autor</text:p>
          </table:table-cell>
          <table:table-cell table:style-name="Tabla13.B7" office:value-type="string">
            <text:p text:style-name="P40">DMM</text:p>
          </table:table-cell>
          <table:table-cell table:style-name="Tabla13.C7" table:number-columns-spanned="2" office:value-type="string">
            <text:h text:style-name="P75" text:outline-level="1">Fecha</text:h>
          </table:table-cell>
          <table:covered-table-cell/>
          <table:table-cell table:style-name="Tabla13.E7" office:value-type="string">
            <text:p text:style-name="P11">1<text:span text:style-name="T7">1</text:span>-4-21</text:p>
          </table:table-cell>
          <table:table-cell table:style-name="Tabla13.F7" table:number-columns-spanned="2" office:value-type="string">
            <text:h text:style-name="P75" text:outline-level="1">Versión</text:h>
          </table:table-cell>
          <table:covered-table-cell/>
          <table:table-cell table:style-name="Tabla13.H7" office:value-type="string">
            <text:p text:style-name="P11">1.0</text:p>
          </table:table-cell>
        </table:table-row>
      </table:table>
      <text:p text:style-name="P65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1">Propósito</text:p>
          </table:table-cell>
        </table:table-row>
        <table:table-row table:style-name="Tabla14.1">
          <table:table-cell table:style-name="Tabla14.A2" office:value-type="string">
            <text:p text:style-name="P53">Recuperar una lista de los pisos registrados en el sistema para <text:span text:style-name="T11">intercambio</text:span></text:p>
          </table:table-cell>
        </table:table-row>
      </table:table>
      <text:p text:style-name="P65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1">Resumen</text:p>
          </table:table-cell>
        </table:table-row>
        <table:table-row table:style-name="Tabla15.1">
          <table:table-cell table:style-name="Tabla15.A2" office:value-type="string">
            <text:p text:style-name="P62"><text:span text:style-name="T1">El gestor o comercial solicita </text:span><text:span text:style-name="T2">una lista de los pisos </text:span><text:span text:style-name="T3">para intercambio</text:span><text:span text:style-name="T2"> que estén registrados en el sistema</text:span></text:p>
          </table:table-cell>
        </table:table-row>
      </table:table>
      <text:p text:style-name="P6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row table:style-name="Tabla16.1">
          <table:table-cell table:style-name="Tabla16.A1" office:value-type="string">
            <text:h text:style-name="P76" text:outline-level="1">Caso de Uso</text:h>
          </table:table-cell>
          <table:table-cell table:style-name="Tabla16.B1" table:number-columns-spanned="5" office:value-type="string">
            <text:p text:style-name="P24">Solicitar Intercambio de Inmueble</text:p>
          </table:table-cell>
          <table:covered-table-cell/>
          <table:covered-table-cell/>
          <table:covered-table-cell/>
          <table:covered-table-cell/>
          <table:table-cell table:style-name="Tabla16.G1" table:number-columns-spanned="2" office:value-type="string">
            <text:p text:style-name="P12">CU-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35">Actores</text:p>
          </table:table-cell>
          <table:table-cell table:style-name="Tabla16.B2" table:number-columns-spanned="7" office:value-type="string">
            <text:p text:style-name="P71">Usuario(I),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35">Tipo</text:p>
          </table:table-cell>
          <table:table-cell table:style-name="Tabla16.B3" table:number-columns-spanned="7" office:value-type="string">
            <text:p text:style-name="P41"><text:span text:style-name="T13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35">Referencias</text:p>
          </table:table-cell>
          <table:table-cell table:style-name="Tabla16.B4" table:number-columns-spanned="2" office:value-type="string">
            <text:p text:style-name="P69"><text:span text:style-name="T14">RF-3.1.3, </text:span>RF-3.2.1</text:p>
          </table:table-cell>
          <table:covered-table-cell/>
          <table:table-cell table:style-name="Tabla16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35">Precondición</text:p>
          </table:table-cell>
          <table:table-cell table:style-name="Tabla16.B5" table:number-columns-spanned="7" office:value-type="string">
            <text:p text:style-name="P48">El sistema debe tener registrados <text:span text:style-name="T12">el piso que se solicita para intercambio y el piso por el que se intercambiar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35">Postcondición</text:p>
          </table:table-cell>
          <table:table-cell table:style-name="Tabla16.B6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35">Autor</text:p>
          </table:table-cell>
          <table:table-cell table:style-name="Tabla16.B7" office:value-type="string">
            <text:p text:style-name="P41">DMM</text:p>
          </table:table-cell>
          <table:table-cell table:style-name="Tabla16.C7" table:number-columns-spanned="2" office:value-type="string">
            <text:h text:style-name="P76" text:outline-level="1">Fecha</text:h>
          </table:table-cell>
          <table:covered-table-cell/>
          <table:table-cell table:style-name="Tabla16.E7" office:value-type="string">
            <text:p text:style-name="P12">1<text:span text:style-name="T7">1</text:span>-4-21</text:p>
          </table:table-cell>
          <table:table-cell table:style-name="Tabla16.F7" table:number-columns-spanned="2" office:value-type="string">
            <text:h text:style-name="P76" text:outline-level="1">Versión</text:h>
          </table:table-cell>
          <table:covered-table-cell/>
          <table:table-cell table:style-name="Tabla16.H7" office:value-type="string">
            <text:p text:style-name="P12">1.0</text:p>
          </table:table-cell>
        </table:table-row>
      </table:table>
      <text:p text:style-name="P66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3">Propósito</text:p>
          </table:table-cell>
        </table:table-row>
        <table:table-row table:style-name="Tabla17.1">
          <table:table-cell table:style-name="Tabla17.A2" office:value-type="string">
            <text:p text:style-name="P55">Solicitar el intercambio de un piso</text:p>
          </table:table-cell>
        </table:table-row>
      </table:table>
      <text:p text:style-name="P66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3">Resumen</text:p>
          </table:table-cell>
        </table:table-row>
        <table:table-row table:style-name="Tabla18.1">
          <table:table-cell table:style-name="Tabla18.A2" office:value-type="string">
            <text:p text:style-name="P63"><text:span text:style-name="T1">El </text:span><text:span text:style-name="T4">comercial solicita el intercambio de un piso por otro que también esté registrado como piso para intercambio</text:span></text:p>
          </table:table-cell>
        </table:table-row>
      </table:table>
      <text:p text:style-name="P67"/>
      <text:p text:style-name="P67"/>
      <text:p text:style-name="P6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ext:soft-page-break/>
        <table:table-row table:style-name="Tabla19.1">
          <table:table-cell table:style-name="Tabla19.A1" office:value-type="string">
            <text:h text:style-name="P77" text:outline-level="1">Caso de Uso</text:h>
          </table:table-cell>
          <table:table-cell table:style-name="Tabla19.B1" table:number-columns-spanned="5" office:value-type="string">
            <text:p text:style-name="P26">Responder Solicitud de Intercambio</text:p>
          </table:table-cell>
          <table:covered-table-cell/>
          <table:covered-table-cell/>
          <table:covered-table-cell/>
          <table:covered-table-cell/>
          <table:table-cell table:style-name="Tabla19.G1" table:number-columns-spanned="2" office:value-type="string">
            <text:p text:style-name="P13">CU-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36">Actores</text:p>
          </table:table-cell>
          <table:table-cell table:style-name="Tabla19.B2" table:number-columns-spanned="7" office:value-type="string">
            <text:p text:style-name="P71">Usuario(I),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36">Tipo</text:p>
          </table:table-cell>
          <table:table-cell table:style-name="Tabla19.B3" table:number-columns-spanned="7" office:value-type="string">
            <text:p text:style-name="P42"><text:span text:style-name="T13">Primario,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36">Referencias</text:p>
          </table:table-cell>
          <table:table-cell table:style-name="Tabla19.B4" table:number-columns-spanned="2" office:value-type="string">
            <text:p text:style-name="P68"><text:span text:style-name="T16">RF-3.1.</text:span><text:span text:style-name="T17">2</text:span><text:span text:style-name="T16">, </text:span><text:span text:style-name="T17">RF-3.1.3, </text:span>RF-4.1.4</text:p>
          </table:table-cell>
          <table:covered-table-cell/>
          <table:table-cell table:style-name="Tabla19.D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36">Precondición</text:p>
          </table:table-cell>
          <table:table-cell table:style-name="Tabla19.B5" table:number-columns-spanned="7" office:value-type="string">
            <text:p text:style-name="P49">Debe haber una solicitud de intercambio pendiente para intercambiar dos pisos registrados en el sistema como disponibles para inter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36">Postcondición</text:p>
          </table:table-cell>
          <table:table-cell table:style-name="Tabla19.B6" table:number-columns-spanned="7" office:value-type="string">
            <text:p text:style-name="P50">Si la respuesta es afirmativa, se debe actualizar el calendario de disponibilidad del inmueble para que muestre esos días como ocup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7" office:value-type="string">
            <text:p text:style-name="P36">Autor</text:p>
          </table:table-cell>
          <table:table-cell table:style-name="Tabla19.B7" office:value-type="string">
            <text:p text:style-name="P42">DMM</text:p>
          </table:table-cell>
          <table:table-cell table:style-name="Tabla19.C7" table:number-columns-spanned="2" office:value-type="string">
            <text:h text:style-name="P77" text:outline-level="1">Fecha</text:h>
          </table:table-cell>
          <table:covered-table-cell/>
          <table:table-cell table:style-name="Tabla19.E7" office:value-type="string">
            <text:p text:style-name="P13">1<text:span text:style-name="T7">1</text:span>-4-21</text:p>
          </table:table-cell>
          <table:table-cell table:style-name="Tabla19.F7" table:number-columns-spanned="2" office:value-type="string">
            <text:h text:style-name="P77" text:outline-level="1">Versión</text:h>
          </table:table-cell>
          <table:covered-table-cell/>
          <table:table-cell table:style-name="Tabla19.H7" office:value-type="string">
            <text:p text:style-name="P13">1.0</text:p>
          </table:table-cell>
        </table:table-row>
      </table:table>
      <text:p text:style-name="P67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25">Propósito</text:p>
          </table:table-cell>
        </table:table-row>
        <table:table-row table:style-name="Tabla20.1">
          <table:table-cell table:style-name="Tabla20.A2" office:value-type="string">
            <text:p text:style-name="P56">Responder a una solicitud de intercambio pendiente</text:p>
          </table:table-cell>
        </table:table-row>
      </table:table>
      <text:p text:style-name="P67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25">Resumen</text:p>
          </table:table-cell>
        </table:table-row>
        <table:table-row table:style-name="Tabla21.1">
          <table:table-cell table:style-name="Tabla21.A2" office:value-type="string">
            <text:p text:style-name="P64"><text:span text:style-name="T1">El </text:span><text:span text:style-name="T4">comercial </text:span><text:span text:style-name="T5">responde a una solicitud de intercambio de un piso por otro</text:span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8:23:05.162954499</meta:creation-date>
    <dc:date>2021-04-14T12:47:06.034410182</dc:date>
    <meta:editing-duration>PT28M59S</meta:editing-duration>
    <meta:editing-cycles>22</meta:editing-cycles>
    <meta:generator>LibreOffice/6.4.6.2$Linux_X86_64 LibreOffice_project/40$Build-2</meta:generator>
    <meta:document-statistic meta:table-count="21" meta:image-count="0" meta:object-count="0" meta:page-count="3" meta:paragraph-count="155" meta:word-count="579" meta:character-count="3591" meta:non-whitespace-character-count="3167"/>
  </office:meta>
</office:document-meta>
</file>